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729fcf" draw:textarea-horizontal-align="justify" draw:textarea-vertical-align="middle" draw:auto-grow-height="false" fo:min-height="5.95cm" fo:min-width="7.05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0.3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236cm" fo:min-width="0.774cm"/>
    </style:style>
    <style:style style:name="gr4" style:family="graphic" style:parent-style-name="standard">
      <style:graphic-properties draw:fill-color="#2a6099" draw:opacity="99%" draw:textarea-horizontal-align="justify" draw:textarea-vertical-align="middle" draw:auto-grow-height="false" fo:min-height="1.35cm" fo:min-width="2.1cm"/>
    </style:style>
    <style:style style:name="gr5" style:family="graphic" style:parent-style-name="standard">
      <style:graphic-properties draw:fill-color="#2a6099" draw:opacity="99%" draw:textarea-horizontal-align="justify" draw:textarea-vertical-align="middle" draw:auto-grow-height="false" fo:min-height="0.75cm" fo:min-width="1.4cm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0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.55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049cm"/>
      <style:paragraph-properties style:writing-mode="lr-tb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0.4cm"/>
    </style:style>
    <style:style style:name="gr15" style:family="graphic" style:parent-style-name="objectwithoutfill">
      <style:graphic-properties svg:stroke-width="0.106cm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16" style:family="graphic" style:parent-style-name="objectwithoutfill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draw:fill="solid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2a6099" draw:opacity="99%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c9211e"/>
    </style:style>
    <style:style style:name="P9" style:family="paragraph">
      <loext:graphic-properties draw:fill="none" draw:fill-color="#ffffff"/>
      <style:paragraph-properties style:writing-mode="lr-tb"/>
      <style:text-properties fo:color="#5b277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c9211e"/>
    </style:style>
    <style:style style:name="T3" style:family="text">
      <style:text-properties fo:color="#5b277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55cm" svg:height="6.2cm" svg:x="3.3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55cm" svg:height="6.2cm" svg:x="3.3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55cm" svg:height="6.2cm" svg:x="10.85cm" svg:y="4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55cm" svg:height="6.2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cm" svg:height="2.2cm" svg:x="10cm" svg:y="12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1.8cm" svg:height="2.1cm" svg:x="2.4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6cm" svg:height="1.6cm" svg:x="6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6cm" svg:x="5.6cm" svg:y="15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6cm" svg:x="5.8cm" svg:y="9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6cm" svg:x="13.4cm" svg:y="9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6cm" svg:x="13.4cm" svg:y="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9cm" svg:height="1cm" draw:transform="rotate (1.5707963267949) translate (2.8cm 14.6cm)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0.6cm" svg:height="0.962cm" svg:x="2.9cm" svg:y="6.9cm">
          <draw:text-box>
            <text:p>+</text:p>
          </draw:text-box>
        </draw:frame>
        <draw:frame draw:style-name="gr6" draw:text-style-name="P5" draw:layer="layout" svg:width="0.7cm" svg:height="0.962cm" svg:x="3cm" svg:y="7.638cm">
          <draw:text-box>
            <text:p>-</text:p>
          </draw:text-box>
        </draw:frame>
        <draw:frame draw:style-name="gr6" draw:text-style-name="P5" draw:layer="layout" svg:width="0.7cm" svg:height="0.962cm" svg:x="10.5cm" svg:y="13.338cm">
          <draw:text-box>
            <text:p>-</text:p>
          </draw:text-box>
        </draw:frame>
        <draw:frame draw:style-name="gr6" draw:text-style-name="P5" draw:layer="layout" svg:width="0.6cm" svg:height="0.962cm" svg:x="10.4cm" svg:y="12.7cm">
          <draw:text-box>
            <text:p>+</text:p>
          </draw:text-box>
        </draw:frame>
        <draw:frame draw:style-name="gr7" draw:text-style-name="P6" draw:layer="layout" svg:width="2.6cm" svg:height="1.3cm" svg:x="15.8cm" svg:y="5.3cm">
          <draw:text-box>
            <text:p><text:span text:style-name="T1">Ib=Kb*Vb</text:span></text:p>
          </draw:text-box>
        </draw:frame>
        <draw:frame draw:style-name="gr8" draw:text-style-name="P6" draw:layer="layout" svg:width="2.7cm" svg:height="0.763cm" svg:x="8.3cm" svg:y="14.4cm">
          <draw:text-box>
            <text:p><text:span text:style-name="T1">Vd=Kd*Id</text:span></text:p>
          </draw:text-box>
        </draw:frame>
        <draw:frame draw:style-name="gr8" draw:text-style-name="P6" draw:layer="layout" svg:width="1.2cm" svg:height="0.763cm" svg:x="6.3cm" svg:y="17.637cm">
          <draw:text-box>
            <text:p><text:span text:style-name="T1">R7</text:span></text:p>
          </draw:text-box>
        </draw:frame>
        <draw:frame draw:style-name="gr8" draw:text-style-name="P6" draw:layer="layout" svg:width="1.2cm" svg:height="0.763cm" svg:x="1.6cm" svg:y="13.2cm">
          <draw:text-box>
            <text:p><text:span text:style-name="T1">R6</text:span></text:p>
          </draw:text-box>
        </draw:frame>
        <draw:frame draw:style-name="gr8" draw:text-style-name="P6" draw:layer="layout" svg:width="1.2cm" svg:height="0.763cm" svg:x="6.4cm" svg:y="8.737cm">
          <draw:text-box>
            <text:p><text:span text:style-name="T1">R4</text:span></text:p>
          </draw:text-box>
        </draw:frame>
        <draw:frame draw:style-name="gr8" draw:text-style-name="P6" draw:layer="layout" svg:width="1.2cm" svg:height="0.763cm" svg:x="11.5cm" svg:y="6.437cm">
          <draw:text-box>
            <text:p><text:span text:style-name="T1">R3</text:span></text:p>
          </draw:text-box>
        </draw:frame>
        <draw:frame draw:style-name="gr8" draw:text-style-name="P6" draw:layer="layout" svg:width="1.2cm" svg:height="0.763cm" svg:x="14cm" svg:y="8.737cm">
          <draw:text-box>
            <text:p><text:span text:style-name="T1">R5</text:span></text:p>
          </draw:text-box>
        </draw:frame>
        <draw:frame draw:style-name="gr8" draw:text-style-name="P6" draw:layer="layout" svg:width="1.2cm" svg:height="0.763cm" svg:x="14.1cm" svg:y="2.6cm">
          <draw:text-box>
            <text:p><text:span text:style-name="T1">R2</text:span></text:p>
          </draw:text-box>
        </draw:frame>
        <draw:frame draw:style-name="gr8" draw:text-style-name="P6" draw:layer="layout" svg:width="1.2cm" svg:height="0.763cm" svg:x="6.7cm" svg:y="2.637cm">
          <draw:text-box>
            <text:p><text:span text:style-name="T1">R1</text:span></text:p>
          </draw:text-box>
        </draw:frame>
        <draw:custom-shape draw:style-name="gr4" draw:text-style-name="P4" draw:layer="layout" svg:width="2.6cm" svg:height="1.6cm" draw:transform="rotate (1.5707963267949) translate (10.1cm 8.3cm)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4cm" svg:height="1.275cm" svg:x="1.3cm" svg:y="7.225cm">
          <draw:text-box>
            <text:p><text:span text:style-name="T1">Va</text:span></text:p>
          </draw:text-box>
        </draw:frame>
        <draw:frame draw:style-name="gr10" draw:text-style-name="P5" draw:layer="layout" svg:width="1.3cm" svg:height="2.8cm" svg:x="9cm" svg:y="5.7cm">
          <draw:text-box>
            <text:p>+ Vb -</text:p>
          </draw:text-box>
        </draw:frame>
        <draw:line draw:style-name="gr11" draw:text-style-name="P7" draw:layer="layout" svg:x1="4.2cm" svg:y1="12.8cm" svg:x2="4.2cm" svg:y2="14.7cm">
          <text:p/>
        </draw:line>
        <draw:frame draw:style-name="gr12" draw:text-style-name="P6" draw:layer="layout" svg:width="1cm" svg:height="0.8cm" svg:x="4.2cm" svg:y="12.8cm">
          <draw:text-box>
            <text:p><text:span text:style-name="T1">Id</text:span></text:p>
          </draw:text-box>
        </draw:frame>
        <draw:frame draw:style-name="gr9" draw:text-style-name="P6" draw:layer="layout" svg:width="1.2cm" svg:height="1.275cm" svg:x="12cm" svg:y="16.8cm">
          <draw:text-box>
            <text:p><text:span text:style-name="T1">8</text:span></text:p>
          </draw:text-box>
        </draw:frame>
        <draw:frame draw:style-name="gr9" draw:text-style-name="P6" draw:layer="layout" svg:width="1.2cm" svg:height="1.275cm" svg:x="10.4cm" svg:y="3.325cm">
          <draw:text-box>
            <text:p><text:span text:style-name="T1">2</text:span></text:p>
          </draw:text-box>
        </draw:frame>
        <draw:frame draw:style-name="gr9" draw:text-style-name="P6" draw:layer="layout" svg:width="1.2cm" svg:height="1.275cm" svg:x="2.7cm" svg:y="3.525cm">
          <draw:text-box>
            <text:p><text:span text:style-name="T1">1</text:span></text:p>
          </draw:text-box>
        </draw:frame>
        <draw:frame draw:style-name="gr9" draw:text-style-name="P6" draw:layer="layout" svg:width="1.2cm" svg:height="1.275cm" svg:x="3.4cm" svg:y="9.6cm">
          <draw:text-box>
            <text:p><text:span text:style-name="T1">4</text:span></text:p>
          </draw:text-box>
        </draw:frame>
        <draw:frame draw:style-name="gr9" draw:text-style-name="P6" draw:layer="layout" svg:width="1.2cm" svg:height="1.275cm" svg:x="10.8cm" svg:y="9.825cm">
          <draw:text-box>
            <text:p><text:span text:style-name="T1">5</text:span></text:p>
          </draw:text-box>
        </draw:frame>
        <draw:frame draw:style-name="gr13" draw:text-style-name="P6" draw:layer="layout" svg:width="1.2cm" svg:height="1.299cm" svg:x="2.9cm" svg:y="16.6cm">
          <draw:text-box>
            <text:p><text:span text:style-name="T1">7</text:span></text:p>
          </draw:text-box>
        </draw:frame>
        <draw:frame draw:style-name="gr9" draw:text-style-name="P6" draw:layer="layout" svg:width="1.2cm" svg:height="1.275cm" svg:x="18.1cm" svg:y="3.425cm">
          <draw:text-box>
            <text:p><text:span text:style-name="T1">3</text:span></text:p>
          </draw:text-box>
        </draw:frame>
        <draw:frame draw:style-name="gr9" draw:text-style-name="P6" draw:layer="layout" svg:width="1.2cm" svg:height="1.275cm" svg:x="18.3cm" svg:y="10cm">
          <draw:text-box>
            <text:p><text:span text:style-name="T1">6</text:span></text:p>
          </draw:text-box>
        </draw:frame>
        <draw:frame draw:style-name="gr6" draw:text-style-name="P5" draw:layer="layout" svg:width="0.7cm" svg:height="0.962cm" svg:x="3cm" svg:y="7.638cm">
          <draw:text-box>
            <text:p>-</text:p>
          </draw:text-box>
        </draw:frame>
        <draw:frame draw:style-name="gr6" draw:text-style-name="P8" draw:layer="layout" svg:width="0.6cm" svg:height="0.962cm" svg:x="18.3cm" svg:y="8.2cm">
          <draw:text-box>
            <text:p><text:span text:style-name="T2">+</text:span></text:p>
          </draw:text-box>
        </draw:frame>
        <draw:frame draw:style-name="gr6" draw:text-style-name="P8" draw:layer="layout" svg:width="0.6cm" svg:height="0.962cm" svg:x="10.2cm" svg:y="5cm">
          <draw:text-box>
            <text:p><text:span text:style-name="T2">+</text:span></text:p>
          </draw:text-box>
        </draw:frame>
        <draw:frame draw:style-name="gr6" draw:text-style-name="P8" draw:layer="layout" svg:width="0.6cm" svg:height="0.962cm" svg:x="5.4cm" svg:y="3.538cm">
          <draw:text-box>
            <text:p><text:span text:style-name="T2">+</text:span></text:p>
          </draw:text-box>
        </draw:frame>
        <draw:frame draw:style-name="gr6" draw:text-style-name="P8" draw:layer="layout" svg:width="0.6cm" svg:height="0.962cm" svg:x="8.1cm" svg:y="9.7cm">
          <draw:text-box>
            <text:p><text:span text:style-name="T2">+</text:span></text:p>
          </draw:text-box>
        </draw:frame>
        <draw:frame draw:style-name="gr6" draw:text-style-name="P8" draw:layer="layout" svg:width="0.6cm" svg:height="0.962cm" svg:x="12.8cm" svg:y="9.8cm">
          <draw:text-box>
            <text:p><text:span text:style-name="T2">+</text:span></text:p>
          </draw:text-box>
        </draw:frame>
        <draw:frame draw:style-name="gr6" draw:text-style-name="P8" draw:layer="layout" svg:width="0.6cm" svg:height="0.962cm" svg:x="5cm" svg:y="16cm">
          <draw:text-box>
            <text:p><text:span text:style-name="T2">+</text:span></text:p>
          </draw:text-box>
        </draw:frame>
        <draw:frame draw:style-name="gr6" draw:text-style-name="P8" draw:layer="layout" svg:width="0.6cm" svg:height="0.962cm" svg:x="3cm" svg:y="11.838cm">
          <draw:text-box>
            <text:p><text:span text:style-name="T2">+</text:span></text:p>
          </draw:text-box>
        </draw:frame>
        <draw:frame draw:style-name="gr6" draw:text-style-name="P8" draw:layer="layout" svg:width="0.6cm" svg:height="0.962cm" svg:x="15.8cm" svg:y="3.5cm">
          <draw:text-box>
            <text:p><text:span text:style-name="T2">+</text:span></text:p>
          </draw:text-box>
        </draw:frame>
        <draw:frame draw:style-name="gr6" draw:text-style-name="P9" draw:layer="layout" svg:width="0.7cm" svg:height="0.962cm" svg:x="18.3cm" svg:y="5.6cm">
          <draw:text-box>
            <text:p><text:span text:style-name="T3">-</text:span></text:p>
          </draw:text-box>
        </draw:frame>
        <draw:frame draw:style-name="gr6" draw:text-style-name="P9" draw:layer="layout" svg:width="0.7cm" svg:height="0.962cm" svg:x="15.8cm" svg:y="9.738cm">
          <draw:text-box>
            <text:p><text:span text:style-name="T3">-</text:span></text:p>
          </draw:text-box>
        </draw:frame>
        <draw:frame draw:style-name="gr6" draw:text-style-name="P9" draw:layer="layout" svg:width="0.7cm" svg:height="0.962cm" svg:x="10.3cm" svg:y="8cm">
          <draw:text-box>
            <text:p><text:span text:style-name="T3">-</text:span></text:p>
          </draw:text-box>
        </draw:frame>
        <draw:frame draw:style-name="gr6" draw:text-style-name="P9" draw:layer="layout" svg:width="0.7cm" svg:height="0.962cm" svg:x="12.8cm" svg:y="3.538cm">
          <draw:text-box>
            <text:p><text:span text:style-name="T3">-</text:span></text:p>
          </draw:text-box>
        </draw:frame>
        <draw:frame draw:style-name="gr6" draw:text-style-name="P9" draw:layer="layout" svg:width="0.7cm" svg:height="0.962cm" svg:x="8.4cm" svg:y="3.538cm">
          <draw:text-box>
            <text:p><text:span text:style-name="T3">-</text:span></text:p>
          </draw:text-box>
        </draw:frame>
        <draw:frame draw:style-name="gr6" draw:text-style-name="P9" draw:layer="layout" svg:width="0.7cm" svg:height="0.962cm" svg:x="5.3cm" svg:y="9.7cm">
          <draw:text-box>
            <text:p><text:span text:style-name="T3">-</text:span></text:p>
          </draw:text-box>
        </draw:frame>
        <draw:frame draw:style-name="gr6" draw:text-style-name="P9" draw:layer="layout" svg:width="0.7cm" svg:height="0.962cm" svg:x="3.1cm" svg:y="14.5cm">
          <draw:text-box>
            <text:p><text:span text:style-name="T3">-</text:span></text:p>
          </draw:text-box>
        </draw:frame>
        <draw:frame draw:style-name="gr6" draw:text-style-name="P9" draw:layer="layout" svg:width="0.7cm" svg:height="0.962cm" svg:x="8cm" svg:y="15.938cm">
          <draw:text-box>
            <text:p><text:span text:style-name="T3">-</text:span></text:p>
          </draw:text-box>
        </draw:frame>
        <draw:custom-shape draw:style-name="gr14" draw:text-style-name="P2" draw:layer="layout" svg:width="1.8cm" svg:height="2.2cm" svg:x="17.5cm" svg:y="6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7" draw:layer="layout" svg:x1="18.4cm" svg:y1="8cm" svg:x2="18.4cm" svg:y2="6.8cm">
          <text:p/>
        </draw:line>
        <draw:line draw:style-name="gr15" draw:text-style-name="P7" draw:layer="layout" svg:x1="17.6cm" svg:y1="14.5cm" svg:x2="19.2cm" svg:y2="14.5cm">
          <text:p/>
        </draw:line>
        <draw:line draw:style-name="gr16" draw:text-style-name="P7" draw:layer="layout" svg:x1="17.6cm" svg:y1="13.8cm" svg:x2="19.2cm" svg:y2="13.8cm">
          <text:p/>
        </draw:line>
        <draw:line draw:style-name="gr17" draw:text-style-name="P7" draw:layer="layout" svg:x1="18.4cm" svg:y1="10.4cm" svg:x2="18.4cm" svg:y2="13.8cm">
          <text:p/>
        </draw:line>
        <draw:line draw:style-name="gr17" draw:text-style-name="P7" draw:layer="layout" svg:x1="10.8cm" svg:y1="16.7cm" svg:x2="18.4cm" svg:y2="16.7cm">
          <text:p/>
        </draw:line>
        <draw:line draw:style-name="gr17" draw:text-style-name="P7" draw:layer="layout" svg:x1="18.4cm" svg:y1="14.5cm" svg:x2="18.4cm" svg:y2="16.7cm">
          <text:p/>
        </draw:line>
        <draw:frame draw:style-name="gr18" draw:text-style-name="P5" draw:layer="layout" svg:width="1.3cm" svg:height="1.1cm" svg:x="18.6cm" svg:y="14.9cm">
          <draw:text-box>
            <text:p>C</text:p>
          </draw:text-box>
        </draw:frame>
        <draw:line draw:style-name="gr11" draw:text-style-name="P7" draw:layer="layout" svg:x1="17.1cm" svg:y1="13cm" svg:x2="17.1cm" svg:y2="15.3cm">
          <text:p/>
        </draw:line>
        <draw:frame draw:style-name="gr7" draw:text-style-name="P5" draw:layer="layout" svg:width="1.6cm" svg:height="1.3cm" svg:x="15.4cm" svg:y="13.5cm">
          <draw:text-box>
            <text:p>Ic</text:p>
          </draw:text-box>
        </draw:frame>
        <draw:line draw:style-name="gr17" draw:text-style-name="P7" draw:layer="layout" svg:x1="3.3cm" svg:y1="10.5cm" svg:x2="2.9cm" svg:y2="10.5cm">
          <text:p/>
        </draw:line>
        <draw:line draw:style-name="gr17" draw:text-style-name="P7" draw:layer="layout" svg:x1="2.8cm" svg:y1="9.7cm" svg:x2="2.8cm" svg:y2="11.6cm">
          <text:p/>
        </draw:line>
        <draw:line draw:style-name="gr17" draw:text-style-name="P7" draw:layer="layout" svg:x1="2.4cm" svg:y1="10.3cm" svg:x2="2.4cm" svg:y2="11.1cm">
          <text:p/>
        </draw:line>
        <draw:line draw:style-name="gr17" draw:text-style-name="P7" draw:layer="layout" svg:x1="2.1cm" svg:y1="10.5cm" svg:x2="2.1cm" svg:y2="10.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7:25:32.452666600</meta:creation-date>
    <dc:date>2021-04-07T14:58:49.562940652</dc:date>
    <meta:editing-duration>PT41M52S</meta:editing-duration>
    <meta:editing-cycles>10</meta:editing-cycles>
    <meta:generator>LibreOffice/6.4.6.2$Linux_X86_64 LibreOffice_project/40$Build-2</meta:generator>
    <meta:document-statistic meta:object-count="69"/>
  </office:meta>
</office:document-meta>
</file>